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4f9f22" officeooo:paragraph-rsid="004f9f2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7510f" officeooo:paragraph-rsid="000751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4" style:family="paragraph" style:parent-style-name="Standard">
      <style:paragraph-properties fo:text-align="justify" style:justify-single-word="false"/>
      <style:text-properties officeooo:rsid="004f9f22" officeooo:paragraph-rsid="004f9f22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4f9f22" officeooo:paragraph-rsid="004f9f2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4f9f22" officeooo:paragraph-rsid="004f9f22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officeooo:paragraph-rsid="004f9f22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italic" fo:font-weight="normal" officeooo:rsid="004f9f22" officeooo:paragraph-rsid="004f9f22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4f9f22" officeooo:paragraph-rsid="004f9f22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515b57" officeooo:paragraph-rsid="00515b5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515b57" officeooo:paragraph-rsid="00515b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f9f22" style:font-style-asian="italic" style:font-style-complex="italic"/>
    </style:style>
    <style:style style:name="T4" style:family="text">
      <style:text-properties fo:font-variant="normal" fo:text-transform="none" fo:color="#212529" loext:opacity="100%" fo:font-family="system-ui, apple-system, 'Segoe UI', Roboto, 'Helvetica Neue', 'Noto Sans', 'Liberation Sans', Arial, sans-serif, 'Apple Color Emoji', 'Segoe UI Emoji', 'Segoe UI Symbol', 'Noto Color Emoji'" fo:font-size="12pt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212529" loext:opacity="100%" fo:font-family="system-ui, apple-system, 'Segoe UI', Roboto, 'Helvetica Neue', 'Noto Sans', 'Liberation Sans', Arial, sans-serif, 'Apple Color Emoji', 'Segoe UI Emoji', 'Segoe UI Symbol', 'Noto Color Emoji'" fo:font-size="12pt" fo:letter-spacing="normal" fo:font-style="italic" fo:font-weight="normal" officeooo:rsid="004f9f22" style:font-style-asian="italic" style:font-style-complex="italic"/>
    </style:style>
    <style:style style:name="T6" style:family="text">
      <style:text-properties officeooo:rsid="00533b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ÇÃO COM TELEGRAM</text:p>
      <text:p text:style-name="P2">Rede Monitor</text:p>
      <text:p text:style-name="P3"/>
      <text:p text:style-name="P4"><text:tab/>A integração com telegram se dá pelo consumo de uma simples API fornecida pelo Telegram. A url segue o seguinte formato:</text:p>
      <text:p text:style-name="P4"/>
      <text:p text:style-name="P4"><text:span text:style-name="T1">URL:</text:span> <text:span text:style-name="T2">https://api.telegram.org/bot{token}/sendMessage</text:span></text:p>
      <text:p text:style-name="P4"><text:span text:style-name="T1">Metodo:</text:span> <text:span text:style-name="T2">POST</text:span></text:p>
      <text:p text:style-name="P5">Corpo da requisição:</text:p>
      <text:p text:style-name="P6">{</text:p>
      <text:p text:style-name="P6"><text:tab/>chat_id : string,</text:p>
      <text:p text:style-name="P6"><text:tab/>text : string</text:p>
      <text:p text:style-name="P6">}</text:p>
      <text:p text:style-name="P4"/>
      <text:p text:style-name="P5">Exemplo:</text:p>
      <text:p text:style-name="P4"><text:s text:c="2"/></text:p>
      <text:p text:style-name="P7"><text:a xlink:type="simple" xlink:href="https://api.telegram.org/bot1234567890:ABDaZSsH1xz9GbpUQnwvfNnpE0/sendMessage" text:style-name="Internet_20_link" text:visited-style-name="Visited_20_Internet_20_Link"><text:span text:style-name="T3">https://api.telegram.org/bot1234567890:AB</text:span><text:span text:style-name="T4">DaZSsH1xz9GbpUQnwvfNnpE0/</text:span><text:span text:style-name="T5">sendMessage</text:span></text:a></text:p>
      <text:p text:style-name="P8">{</text:p>
      <text:p text:style-name="P8"><text:tab/>chat_id : “-4059847276”,</text:p>
      <text:p text:style-name="P8"><text:tab/>text: “Hello World”</text:p>
      <text:p text:style-name="P8">}</text:p>
      <text:p text:style-name="P9"/>
      <text:p text:style-name="P10">Conseguindo um token</text:p>
      <text:p text:style-name="P11"/>
      <text:p text:style-name="P11"><text:tab/>Para obter o token, basta acessar o telegram via Web ou App mobile e acessar @BotFather, digitar o comando /newbot para criar um novo bot. Será solicitado nome do bot e username. Após informar os dados necessários, será mostrado o token que pode ser utilizado na API.</text:p>
      <text:p text:style-name="P11"/>
      <text:p text:style-name="P10">Obtendo o Chat ID</text:p>
      <text:p text:style-name="P11"/>
      <text:p text:style-name="P11"><text:tab/>Para obter o chat id, é necessário criar um grupo no aplicativo ou app mobile do telegram e adicionar o bot criado, fazendo uma busca pelo username dele. Exemplo: se na criação do bot foi informado o username “italomonitor_bot”, buscar por “italomonitor_bot” e adicionar ao grupo.</text:p>
      <text:p text:style-name="P11"><text:tab/>Uma vez o grupo criado e adicionado o usuário bot, basta acessar as informações do chat. Então, busque por “<text:span text:style-name="T6">userinfobot”, acesse esse bot e digite o comando /start. Aparecerá o seu user id e as opções de acessar, inclusive, o group id. Selecione essa opção e visualize seu group id e utilize como o chat id na API do telegram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1-11T15:27:16.154609100</dc:date>
    <meta:editing-duration>PT6H9M12S</meta:editing-duration>
    <meta:editing-cycles>40</meta:editing-cycles>
    <meta:generator>LibreOffice/25.2.6.2$Windows_X86_64 LibreOffice_project/729c5bfe710f5eb71ed3bbde9e06a6065e9c6c5d</meta:generator>
    <meta:print-date>2025-11-08T13:54:55.620803400</meta:print-date>
    <meta:printed-by>Arquivos PDF</meta:printed-by>
    <meta:document-statistic meta:table-count="0" meta:image-count="0" meta:object-count="0" meta:page-count="1" meta:paragraph-count="22" meta:word-count="211" meta:character-count="1321" meta:non-whitespace-character-count="1121"/>
  </office:meta>
</office:document-meta>
</file>